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8012in" svg:y="0.2169in">
            <draw:object draw:notify-on-update-of-ranges="Sheet1.A2:Sheet1.A2 Sheet1.A3:Sheet1.A19 Sheet1.B2:Sheet1.B2 Sheet1.B3:Sheet1.B19 Sheet1.C2:Sheet1.C2 Sheet1.C3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5815in" svg:y="3.961in">
            <draw:object draw:notify-on-update-of-ranges="Sheet1.A23:Sheet1.A23 Sheet1.A24:Sheet1.A40 Sheet1.B23:Sheet1.B23 Sheet1.B24:Sheet1.B40 Sheet1.C23:Sheet1.C23 Sheet1.C24:Sheet1.C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8012in" svg:y="7.6835in">
            <draw:object draw:notify-on-update-of-ranges="Sheet1.A44:Sheet1.A44 Sheet1.A45:Sheet1.A61 Sheet1.B44:Sheet1.B44 Sheet1.B45:Sheet1.B61 Sheet1.C44:Sheet1.C44 Sheet1.C45:Sheet1.C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45in" svg:height="3.5453in" svg:x="3.8787in" svg:y="11.2209in">
            <draw:object draw:notify-on-update-of-ranges="Sheet1.A65:Sheet1.A65 Sheet1.A66:Sheet1.A82 Sheet1.B65:Sheet1.B65 Sheet1.B66:Sheet1.B82 Sheet1.C65:Sheet1.C65 Sheet1.C66:Sheet1.C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8012in" svg:y="15.1504in">
            <draw:object draw:notify-on-update-of-ranges="Sheet1.A86:Sheet1.A86 Sheet1.A87:Sheet1.A103 Sheet1.B86:Sheet1.B86 Sheet1.B87:Sheet1.B103 Sheet1.C86:Sheet1.C86 Sheet1.C87:Sheet1.C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3.8012in" svg:y="18.8835in">
            <draw:object draw:notify-on-update-of-ranges="Sheet1.A107:Sheet1.A107 Sheet1.A108:Sheet1.A124 Sheet1.B107:Sheet1.B107 Sheet1.B108:Sheet1.B124 Sheet1.C107:Sheet1.C107 Sheet1.C108:Sheet1.C1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raph part</text:p>
          </table:table-cell>
          <table:table-cell office:value-type="string" calcext:value-type="string">
            <text:p>Compute part</text:p>
          </table:table-cell>
        </table:table-row>
        <table:table-row table:style-name="ro1">
          <table:table-cell office:value-type="string" calcext:value-type="string">
            <text:p>Tile size (N*N)</text:p>
          </table:table-cell>
          <table:table-cell office:value-type="string" calcext:value-type="string">
            <text:p>Functions (Graph)</text:p>
          </table:table-cell>
          <table:table-cell office:value-type="string" calcext:value-type="string">
            <text:p>Functions (Compute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987" calcext:value-type="float">
            <text:p>6987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28" calcext:value-type="float">
            <text:p>6128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190" calcext:value-type="float">
            <text:p>7190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22" calcext:value-type="float">
            <text:p>5722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190" calcext:value-type="float">
            <text:p>6190</text:p>
          </table:table-cell>
          <table:table-cell office:value-type="float" office:value="15812" calcext:value-type="float">
            <text:p>158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833" calcext:value-type="float">
            <text:p>5833</text:p>
          </table:table-cell>
          <table:table-cell office:value-type="float" office:value="15897" calcext:value-type="float">
            <text:p>1589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191" calcext:value-type="float">
            <text:p>5191</text:p>
          </table:table-cell>
          <table:table-cell office:value-type="float" office:value="15915" calcext:value-type="float">
            <text:p>159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00" calcext:value-type="float">
            <text:p>6300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711" calcext:value-type="float">
            <text:p>5711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16" calcext:value-type="float">
            <text:p>6316</text:p>
          </table:table-cell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534" calcext:value-type="float">
            <text:p>6534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347" calcext:value-type="float">
            <text:p>5347</text:p>
          </table:table-cell>
          <table:table-cell office:value-type="float" office:value="15846" calcext:value-type="float">
            <text:p>1584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062" calcext:value-type="float">
            <text:p>5062</text:p>
          </table:table-cell>
          <table:table-cell office:value-type="float" office:value="15762" calcext:value-type="float">
            <text:p>157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382" calcext:value-type="float">
            <text:p>6382</text:p>
          </table:table-cell>
          <table:table-cell office:value-type="float" office:value="15663" calcext:value-type="float">
            <text:p>1566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755" calcext:value-type="float">
            <text:p>5755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091" calcext:value-type="float">
            <text:p>6091</text:p>
          </table:table-cell>
          <table:table-cell office:value-type="float" office:value="15782" calcext:value-type="float">
            <text:p>1578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318" calcext:value-type="float">
            <text:p>5318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ile size (N*N)</text:p>
          </table:table-cell>
          <table:table-cell office:value-type="string" calcext:value-type="string">
            <text:p>Functions executed (Graph)</text:p>
          </table:table-cell>
          <table:table-cell office:value-type="string" calcext:value-type="string">
            <text:p>Functions executed (Compute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6076" calcext:value-type="float">
            <text:p>146076</text:p>
          </table:table-cell>
          <table:table-cell office:value-type="float" office:value="23441207" calcext:value-type="float">
            <text:p>234412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990" calcext:value-type="float">
            <text:p>75990</text:p>
          </table:table-cell>
          <table:table-cell office:value-type="float" office:value="14660785" calcext:value-type="float">
            <text:p>146607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9779" calcext:value-type="float">
            <text:p>69779</text:p>
          </table:table-cell>
          <table:table-cell office:value-type="float" office:value="11108113" calcext:value-type="float">
            <text:p>111081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258" calcext:value-type="float">
            <text:p>53258</text:p>
          </table:table-cell>
          <table:table-cell office:value-type="float" office:value="9361348" calcext:value-type="float">
            <text:p>93613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1732" calcext:value-type="float">
            <text:p>51732</text:p>
          </table:table-cell>
          <table:table-cell office:value-type="float" office:value="7623865" calcext:value-type="float">
            <text:p>76238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6249" calcext:value-type="float">
            <text:p>56249</text:p>
          </table:table-cell>
          <table:table-cell office:value-type="float" office:value="6888112" calcext:value-type="float">
            <text:p>688811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1144" calcext:value-type="float">
            <text:p>41144</text:p>
          </table:table-cell>
          <table:table-cell office:value-type="float" office:value="6250922" calcext:value-type="float">
            <text:p>62509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2455" calcext:value-type="float">
            <text:p>52455</text:p>
          </table:table-cell>
          <table:table-cell office:value-type="float" office:value="6061743" calcext:value-type="float">
            <text:p>606174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6245" calcext:value-type="float">
            <text:p>46245</text:p>
          </table:table-cell>
          <table:table-cell office:value-type="float" office:value="6053418" calcext:value-type="float">
            <text:p>60534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657" calcext:value-type="float">
            <text:p>48657</text:p>
          </table:table-cell>
          <table:table-cell office:value-type="float" office:value="5916695" calcext:value-type="float">
            <text:p>591669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9974" calcext:value-type="float">
            <text:p>49974</text:p>
          </table:table-cell>
          <table:table-cell office:value-type="float" office:value="5130340" calcext:value-type="float">
            <text:p>513034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8496" calcext:value-type="float">
            <text:p>38496</text:p>
          </table:table-cell>
          <table:table-cell office:value-type="float" office:value="5630928" calcext:value-type="float">
            <text:p>563092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7679" calcext:value-type="float">
            <text:p>37679</text:p>
          </table:table-cell>
          <table:table-cell office:value-type="float" office:value="5113040" calcext:value-type="float">
            <text:p>511304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4250" calcext:value-type="float">
            <text:p>44250</text:p>
          </table:table-cell>
          <table:table-cell office:value-type="float" office:value="5143228" calcext:value-type="float">
            <text:p>514322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6630" calcext:value-type="float">
            <text:p>46630</text:p>
          </table:table-cell>
          <table:table-cell office:value-type="float" office:value="4902154" calcext:value-type="float">
            <text:p>490215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0582" calcext:value-type="float">
            <text:p>40582</text:p>
          </table:table-cell>
          <table:table-cell office:value-type="float" office:value="4924025" calcext:value-type="float">
            <text:p>49240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1911" calcext:value-type="float">
            <text:p>41911</text:p>
          </table:table-cell>
          <table:table-cell office:value-type="float" office:value="5049404" calcext:value-type="float">
            <text:p>504940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ile size (N*N)</text:p>
          </table:table-cell>
          <table:table-cell office:value-type="string" calcext:value-type="string">
            <text:p>Contexts (Graph)</text:p>
          </table:table-cell>
          <table:table-cell office:value-type="string" calcext:value-type="string">
            <text:p>Contexts (Compute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987" calcext:value-type="float">
            <text:p>6987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28" calcext:value-type="float">
            <text:p>6128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190" calcext:value-type="float">
            <text:p>7190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22" calcext:value-type="float">
            <text:p>5722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190" calcext:value-type="float">
            <text:p>6190</text:p>
          </table:table-cell>
          <table:table-cell office:value-type="float" office:value="15812" calcext:value-type="float">
            <text:p>158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833" calcext:value-type="float">
            <text:p>5833</text:p>
          </table:table-cell>
          <table:table-cell office:value-type="float" office:value="15897" calcext:value-type="float">
            <text:p>1589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191" calcext:value-type="float">
            <text:p>5191</text:p>
          </table:table-cell>
          <table:table-cell office:value-type="float" office:value="15915" calcext:value-type="float">
            <text:p>159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00" calcext:value-type="float">
            <text:p>6300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711" calcext:value-type="float">
            <text:p>5711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16" calcext:value-type="float">
            <text:p>6316</text:p>
          </table:table-cell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534" calcext:value-type="float">
            <text:p>6534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347" calcext:value-type="float">
            <text:p>5347</text:p>
          </table:table-cell>
          <table:table-cell office:value-type="float" office:value="15846" calcext:value-type="float">
            <text:p>1584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062" calcext:value-type="float">
            <text:p>5062</text:p>
          </table:table-cell>
          <table:table-cell office:value-type="float" office:value="15762" calcext:value-type="float">
            <text:p>157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382" calcext:value-type="float">
            <text:p>6382</text:p>
          </table:table-cell>
          <table:table-cell office:value-type="float" office:value="15663" calcext:value-type="float">
            <text:p>1566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755" calcext:value-type="float">
            <text:p>5755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091" calcext:value-type="float">
            <text:p>6091</text:p>
          </table:table-cell>
          <table:table-cell office:value-type="float" office:value="15782" calcext:value-type="float">
            <text:p>1578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318" calcext:value-type="float">
            <text:p>5318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ile size (N*N)</text:p>
          </table:table-cell>
          <table:table-cell office:value-type="string" calcext:value-type="string">
            <text:p>Basic blocs (Graph)</text:p>
          </table:table-cell>
          <table:table-cell office:value-type="string" calcext:value-type="string">
            <text:p>Basic blocs (Compute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164" calcext:value-type="float">
            <text:p>12164</text:p>
          </table:table-cell>
          <table:table-cell office:value-type="float" office:value="40010" calcext:value-type="float">
            <text:p>400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70" calcext:value-type="float">
            <text:p>10470</text:p>
          </table:table-cell>
          <table:table-cell office:value-type="float" office:value="38180" calcext:value-type="float">
            <text:p>381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02" calcext:value-type="float">
            <text:p>12802</text:p>
          </table:table-cell>
          <table:table-cell office:value-type="float" office:value="39094" calcext:value-type="float">
            <text:p>390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137" calcext:value-type="float">
            <text:p>10137</text:p>
          </table:table-cell>
          <table:table-cell office:value-type="float" office:value="35882" calcext:value-type="float">
            <text:p>3588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134" calcext:value-type="float">
            <text:p>11134</text:p>
          </table:table-cell>
          <table:table-cell office:value-type="float" office:value="36817" calcext:value-type="float">
            <text:p>368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360" calcext:value-type="float">
            <text:p>10360</text:p>
          </table:table-cell>
          <table:table-cell office:value-type="float" office:value="36287" calcext:value-type="float">
            <text:p>3628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270" calcext:value-type="float">
            <text:p>9270</text:p>
          </table:table-cell>
          <table:table-cell office:value-type="float" office:value="35794" calcext:value-type="float">
            <text:p>357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119" calcext:value-type="float">
            <text:p>11119</text:p>
          </table:table-cell>
          <table:table-cell office:value-type="float" office:value="36899" calcext:value-type="float">
            <text:p>368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4" calcext:value-type="float">
            <text:p>10124</text:p>
          </table:table-cell>
          <table:table-cell office:value-type="float" office:value="36869" calcext:value-type="float">
            <text:p>368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25" calcext:value-type="float">
            <text:p>11125</text:p>
          </table:table-cell>
          <table:table-cell office:value-type="float" office:value="36818" calcext:value-type="float">
            <text:p>3681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500" calcext:value-type="float">
            <text:p>11500</text:p>
          </table:table-cell>
          <table:table-cell office:value-type="float" office:value="38710" calcext:value-type="float">
            <text:p>3871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525" calcext:value-type="float">
            <text:p>9525</text:p>
          </table:table-cell>
          <table:table-cell office:value-type="float" office:value="36844" calcext:value-type="float">
            <text:p>3684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944" calcext:value-type="float">
            <text:p>8944</text:p>
          </table:table-cell>
          <table:table-cell office:value-type="float" office:value="36777" calcext:value-type="float">
            <text:p>367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396" calcext:value-type="float">
            <text:p>11396</text:p>
          </table:table-cell>
          <table:table-cell office:value-type="float" office:value="37434" calcext:value-type="float">
            <text:p>3743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0211" calcext:value-type="float">
            <text:p>10211</text:p>
          </table:table-cell>
          <table:table-cell office:value-type="float" office:value="36133" calcext:value-type="float">
            <text:p>361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048" calcext:value-type="float">
            <text:p>11048</text:p>
          </table:table-cell>
          <table:table-cell office:value-type="float" office:value="36694" calcext:value-type="float">
            <text:p>3669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533" calcext:value-type="float">
            <text:p>9533</text:p>
          </table:table-cell>
          <table:table-cell office:value-type="float" office:value="35545" calcext:value-type="float">
            <text:p>3554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ile size (N*N)</text:p>
          </table:table-cell>
          <table:table-cell office:value-type="string" calcext:value-type="string">
            <text:p>Basic blocs executed (Graph)</text:p>
          </table:table-cell>
          <table:table-cell office:value-type="string" calcext:value-type="string">
            <text:p>Basic blocs executed (Compute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33124" calcext:value-type="float">
            <text:p>2333124</text:p>
          </table:table-cell>
          <table:table-cell office:value-type="float" office:value="1808139055" calcext:value-type="float">
            <text:p>1808139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0007" calcext:value-type="float">
            <text:p>1250007</text:p>
          </table:table-cell>
          <table:table-cell office:value-type="float" office:value="1544855802" calcext:value-type="float">
            <text:p>15448558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8786" calcext:value-type="float">
            <text:p>1398786</text:p>
          </table:table-cell>
          <table:table-cell office:value-type="float" office:value="927623431" calcext:value-type="float">
            <text:p>9276234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41010" calcext:value-type="float">
            <text:p>1141010</text:p>
          </table:table-cell>
          <table:table-cell office:value-type="float" office:value="819297258" calcext:value-type="float">
            <text:p>81929725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60898" calcext:value-type="float">
            <text:p>860898</text:p>
          </table:table-cell>
          <table:table-cell office:value-type="float" office:value="834381622" calcext:value-type="float">
            <text:p>83438162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90967" calcext:value-type="float">
            <text:p>1190967</text:p>
          </table:table-cell>
          <table:table-cell office:value-type="float" office:value="723244028" calcext:value-type="float">
            <text:p>72324402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55424" calcext:value-type="float">
            <text:p>755424</text:p>
          </table:table-cell>
          <table:table-cell office:value-type="float" office:value="732693353" calcext:value-type="float">
            <text:p>7326933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87842" calcext:value-type="float">
            <text:p>887842</text:p>
          </table:table-cell>
          <table:table-cell office:value-type="float" office:value="708619575" calcext:value-type="float">
            <text:p>7086195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97171" calcext:value-type="float">
            <text:p>897171</text:p>
          </table:table-cell>
          <table:table-cell office:value-type="float" office:value="727778326" calcext:value-type="float">
            <text:p>7277783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4526" calcext:value-type="float">
            <text:p>904526</text:p>
          </table:table-cell>
          <table:table-cell office:value-type="float" office:value="758784054" calcext:value-type="float">
            <text:p>75878405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16845" calcext:value-type="float">
            <text:p>816845</text:p>
          </table:table-cell>
          <table:table-cell office:value-type="float" office:value="691898423" calcext:value-type="float">
            <text:p>69189842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40890" calcext:value-type="float">
            <text:p>640890</text:p>
          </table:table-cell>
          <table:table-cell office:value-type="float" office:value="699744433" calcext:value-type="float">
            <text:p>69974443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32571" calcext:value-type="float">
            <text:p>632571</text:p>
          </table:table-cell>
          <table:table-cell office:value-type="float" office:value="696564941" calcext:value-type="float">
            <text:p>69656494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00961" calcext:value-type="float">
            <text:p>800961</text:p>
          </table:table-cell>
          <table:table-cell office:value-type="float" office:value="690785472" calcext:value-type="float">
            <text:p>69078547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967983" calcext:value-type="float">
            <text:p>967983</text:p>
          </table:table-cell>
          <table:table-cell office:value-type="float" office:value="687382711" calcext:value-type="float">
            <text:p>68738271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38331" calcext:value-type="float">
            <text:p>738331</text:p>
          </table:table-cell>
          <table:table-cell office:value-type="float" office:value="688375320" calcext:value-type="float">
            <text:p>68837532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00457" calcext:value-type="float">
            <text:p>700457</text:p>
          </table:table-cell>
          <table:table-cell office:value-type="float" office:value="697392962" calcext:value-type="float">
            <text:p>69739296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ile size (N*N)</text:p>
          </table:table-cell>
          <table:table-cell office:value-type="string" calcext:value-type="string">
            <text:p>Call sites (Graph)</text:p>
          </table:table-cell>
          <table:table-cell office:value-type="string" calcext:value-type="string">
            <text:p>Call sites (Compute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74" calcext:value-type="float">
            <text:p>2574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96" calcext:value-type="float">
            <text:p>2096</text:p>
          </table:table-cell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603" calcext:value-type="float">
            <text:p>2603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7" calcext:value-type="float">
            <text:p>1967</text:p>
          </table:table-cell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702" calcext:value-type="float">
            <text:p>1702</text:p>
          </table:table-cell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28" calcext:value-type="float">
            <text:p>2228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50" calcext:value-type="float">
            <text:p>1950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97" calcext:value-type="float">
            <text:p>2197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261" calcext:value-type="float">
            <text:p>2261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8671" calcext:value-type="float">
            <text:p>867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631" calcext:value-type="float">
            <text:p>1631</text:p>
          </table:table-cell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190" calcext:value-type="float">
            <text:p>2190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968" calcext:value-type="float">
            <text:p>1968</text:p>
          </table:table-cell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60" calcext:value-type="float">
            <text:p>2160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751" calcext:value-type="float">
            <text:p>1751</text:p>
          </table:table-cell>
          <table:table-cell office:value-type="float" office:value="8254" calcext:value-type="float">
            <text:p>8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8:40:18.147055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8:06:03.095964309</meta:creation-date>
    <meta:generator>LibreOffice/6.3.5.2$Linux_X86_64 LibreOffice_project/30$Build-2</meta:generator>
    <dc:date>2020-04-30T18:50:05.517072646</dc:date>
    <meta:editing-duration>PT10M20S</meta:editing-duration>
    <meta:editing-cycles>3</meta:editing-cycles>
    <meta:document-statistic meta:table-count="1" meta:cell-count="326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44cm" svg:y="3.952cm" style:legend-expansion="high" chart:style-name="ch2"/>
        <chart:plot-area chart:style-name="ch3" table:cell-range-address="Sheet1.A2:Sheet1.C19" chart:data-source-has-labels="both" svg:x="0.32cm" svg:y="0.18cm" svg:width="11.404cm" svg:height="8.64cm">
          <chartooo:coordinate-region svg:x="1.497cm" svg:y="0.18cm" svg:width="10.227cm" svg:height="7.387cm"/>
          <chart:axis chart:dimension="x" chart:name="primary-x" chart:style-name="ch4" chartooo:axis-type="auto">
            <chartooo:date-scale/>
            <chart:categories table:cell-range-address="Sheet1.A3:Sheet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9" chart:label-cell-address="Sheet1.B2:Sheet1.B2" chart:class="chart:bar">
            <chart:data-point chart:repeated="17"/>
          </chart:series>
          <chart:series chart:style-name="ch8" chart:values-cell-range-address="Sheet1.C3:Sheet1.C19" chart:label-cell-address="Sheet1.C2:Sheet1.C2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ctions (Graph)</text:p>
                <draw:g>
                  <svg:desc>Sheet1.B2:Sheet1.B2</svg:desc>
                </draw:g>
              </table:table-cell>
              <table:table-cell office:value-type="string">
                <text:p>Functions (Compute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:Sheet1.A19</svg:desc>
                </draw:g>
              </table:table-cell>
              <table:table-cell office:value-type="float" office:value="6987">
                <text:p>6987</text:p>
                <draw:g>
                  <svg:desc>Sheet1.B3:Sheet1.B19</svg:desc>
                </draw:g>
              </table:table-cell>
              <table:table-cell office:value-type="float" office:value="17044">
                <text:p>17044</text:p>
                <draw:g>
                  <svg:desc>Sheet1.C3:Sheet1.C1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28">
                <text:p>6128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190">
                <text:p>7190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22">
                <text:p>5722</text:p>
              </table:table-cell>
              <table:table-cell office:value-type="float" office:value="15870">
                <text:p>1587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190">
                <text:p>6190</text:p>
              </table:table-cell>
              <table:table-cell office:value-type="float" office:value="15812">
                <text:p>158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833">
                <text:p>5833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191">
                <text:p>5191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300">
                <text:p>6300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711">
                <text:p>5711</text:p>
              </table:table-cell>
              <table:table-cell office:value-type="float" office:value="15940">
                <text:p>1594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16">
                <text:p>6316</text:p>
              </table:table-cell>
              <table:table-cell office:value-type="float" office:value="15977">
                <text:p>1597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534">
                <text:p>6534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347">
                <text:p>5347</text:p>
              </table:table-cell>
              <table:table-cell office:value-type="float" office:value="15846">
                <text:p>1584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062">
                <text:p>5062</text:p>
              </table:table-cell>
              <table:table-cell office:value-type="float" office:value="15762">
                <text:p>1576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382">
                <text:p>6382</text:p>
              </table:table-cell>
              <table:table-cell office:value-type="float" office:value="15663">
                <text:p>1566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755">
                <text:p>5755</text:p>
              </table:table-cell>
              <table:table-cell office:value-type="float" office:value="15828">
                <text:p>158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91">
                <text:p>6091</text:p>
              </table:table-cell>
              <table:table-cell office:value-type="float" office:value="15782">
                <text:p>1578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318">
                <text:p>5318</text:p>
              </table:table-cell>
              <table:table-cell office:value-type="float" office:value="15655">
                <text:p>15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35cm" svg:y="3.952cm" style:legend-expansion="high" chart:style-name="ch2"/>
        <chart:plot-area chart:style-name="ch3" table:cell-range-address="Sheet1.A23:Sheet1.C40" chart:data-source-has-labels="both" svg:x="0.32cm" svg:y="0.18cm" svg:width="9.895cm" svg:height="8.64cm">
          <chartooo:coordinate-region svg:x="2.053cm" svg:y="0.18cm" svg:width="8.162cm" svg:height="7.387cm"/>
          <chart:axis chart:dimension="x" chart:name="primary-x" chart:style-name="ch4" chartooo:axis-type="auto">
            <chartooo:date-scale/>
            <chart:categories table:cell-range-address="Sheet1.A24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B40" chart:label-cell-address="Sheet1.B23:Sheet1.B23" chart:class="chart:bar">
            <chart:data-point chart:repeated="17"/>
          </chart:series>
          <chart:series chart:style-name="ch8" chart:values-cell-range-address="Sheet1.C24:Sheet1.C40" chart:label-cell-address="Sheet1.C23:Sheet1.C23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ctions executed (Graph)</text:p>
                <draw:g>
                  <svg:desc>Sheet1.B23:Sheet1.B23</svg:desc>
                </draw:g>
              </table:table-cell>
              <table:table-cell office:value-type="string">
                <text:p>Functions executed (Compute)</text:p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4:Sheet1.A40</svg:desc>
                </draw:g>
              </table:table-cell>
              <table:table-cell office:value-type="float" office:value="146076">
                <text:p>146076</text:p>
                <draw:g>
                  <svg:desc>Sheet1.B24:Sheet1.B40</svg:desc>
                </draw:g>
              </table:table-cell>
              <table:table-cell office:value-type="float" office:value="23441207">
                <text:p>23441207</text:p>
                <draw:g>
                  <svg:desc>Sheet1.C24:Sheet1.C4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990">
                <text:p>75990</text:p>
              </table:table-cell>
              <table:table-cell office:value-type="float" office:value="14660785">
                <text:p>146607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9779">
                <text:p>69779</text:p>
              </table:table-cell>
              <table:table-cell office:value-type="float" office:value="11108113">
                <text:p>111081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3258">
                <text:p>53258</text:p>
              </table:table-cell>
              <table:table-cell office:value-type="float" office:value="9361348">
                <text:p>936134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1732">
                <text:p>51732</text:p>
              </table:table-cell>
              <table:table-cell office:value-type="float" office:value="7623865">
                <text:p>76238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6249">
                <text:p>56249</text:p>
              </table:table-cell>
              <table:table-cell office:value-type="float" office:value="6888112">
                <text:p>688811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1144">
                <text:p>41144</text:p>
              </table:table-cell>
              <table:table-cell office:value-type="float" office:value="6250922">
                <text:p>625092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2455">
                <text:p>52455</text:p>
              </table:table-cell>
              <table:table-cell office:value-type="float" office:value="6061743">
                <text:p>606174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6245">
                <text:p>46245</text:p>
              </table:table-cell>
              <table:table-cell office:value-type="float" office:value="6053418">
                <text:p>60534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8657">
                <text:p>48657</text:p>
              </table:table-cell>
              <table:table-cell office:value-type="float" office:value="5916695">
                <text:p>591669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9974">
                <text:p>49974</text:p>
              </table:table-cell>
              <table:table-cell office:value-type="float" office:value="5130340">
                <text:p>513034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8496">
                <text:p>38496</text:p>
              </table:table-cell>
              <table:table-cell office:value-type="float" office:value="5630928">
                <text:p>563092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7679">
                <text:p>37679</text:p>
              </table:table-cell>
              <table:table-cell office:value-type="float" office:value="5113040">
                <text:p>511304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4250">
                <text:p>44250</text:p>
              </table:table-cell>
              <table:table-cell office:value-type="float" office:value="5143228">
                <text:p>514322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6630">
                <text:p>46630</text:p>
              </table:table-cell>
              <table:table-cell office:value-type="float" office:value="4902154">
                <text:p>490215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0582">
                <text:p>40582</text:p>
              </table:table-cell>
              <table:table-cell office:value-type="float" office:value="4924025">
                <text:p>492402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1911">
                <text:p>41911</text:p>
              </table:table-cell>
              <table:table-cell office:value-type="float" office:value="5049404">
                <text:p>5049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A44:Sheet1.C61" chart:data-source-has-labels="both" svg:x="0.32cm" svg:y="0.18cm" svg:width="11.536cm" svg:height="8.64cm">
          <chartooo:coordinate-region svg:x="1.497cm" svg:y="0.18cm" svg:width="10.359cm" svg:height="7.387cm"/>
          <chart:axis chart:dimension="x" chart:name="primary-x" chart:style-name="ch4" chartooo:axis-type="auto">
            <chartooo:date-scale/>
            <chart:categories table:cell-range-address="Sheet1.A45:Sheet1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B61" chart:label-cell-address="Sheet1.B44:Sheet1.B44" chart:class="chart:bar">
            <chart:data-point chart:repeated="17"/>
          </chart:series>
          <chart:series chart:style-name="ch8" chart:values-cell-range-address="Sheet1.C45:Sheet1.C61" chart:label-cell-address="Sheet1.C44:Sheet1.C44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s (Graph)</text:p>
                <draw:g>
                  <svg:desc>Sheet1.B44:Sheet1.B44</svg:desc>
                </draw:g>
              </table:table-cell>
              <table:table-cell office:value-type="string">
                <text:p>Contexts (Compute)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45:Sheet1.A61</svg:desc>
                </draw:g>
              </table:table-cell>
              <table:table-cell office:value-type="float" office:value="6987">
                <text:p>6987</text:p>
                <draw:g>
                  <svg:desc>Sheet1.B45:Sheet1.B61</svg:desc>
                </draw:g>
              </table:table-cell>
              <table:table-cell office:value-type="float" office:value="17044">
                <text:p>17044</text:p>
                <draw:g>
                  <svg:desc>Sheet1.C45:Sheet1.C6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28">
                <text:p>6128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190">
                <text:p>7190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22">
                <text:p>5722</text:p>
              </table:table-cell>
              <table:table-cell office:value-type="float" office:value="15870">
                <text:p>1587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190">
                <text:p>6190</text:p>
              </table:table-cell>
              <table:table-cell office:value-type="float" office:value="15812">
                <text:p>158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833">
                <text:p>5833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191">
                <text:p>5191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300">
                <text:p>6300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711">
                <text:p>5711</text:p>
              </table:table-cell>
              <table:table-cell office:value-type="float" office:value="15940">
                <text:p>1594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16">
                <text:p>6316</text:p>
              </table:table-cell>
              <table:table-cell office:value-type="float" office:value="15977">
                <text:p>1597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534">
                <text:p>6534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347">
                <text:p>5347</text:p>
              </table:table-cell>
              <table:table-cell office:value-type="float" office:value="15846">
                <text:p>1584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062">
                <text:p>5062</text:p>
              </table:table-cell>
              <table:table-cell office:value-type="float" office:value="15762">
                <text:p>1576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382">
                <text:p>6382</text:p>
              </table:table-cell>
              <table:table-cell office:value-type="float" office:value="15663">
                <text:p>1566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755">
                <text:p>5755</text:p>
              </table:table-cell>
              <table:table-cell office:value-type="float" office:value="15828">
                <text:p>158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91">
                <text:p>6091</text:p>
              </table:table-cell>
              <table:table-cell office:value-type="float" office:value="15782">
                <text:p>1578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318">
                <text:p>5318</text:p>
              </table:table-cell>
              <table:table-cell office:value-type="float" office:value="15655">
                <text:p>15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741cm" svg:y="3.955cm" style:legend-expansion="high" chart:style-name="ch2"/>
        <chart:plot-area chart:style-name="ch3" table:cell-range-address="Sheet1.A65:Sheet1.C82" chart:data-source-has-labels="both" svg:x="0.319cm" svg:y="0.18cm" svg:width="11.103cm" svg:height="8.646cm">
          <chartooo:coordinate-region svg:x="1.496cm" svg:y="0.18cm" svg:width="9.926cm" svg:height="7.393cm"/>
          <chart:axis chart:dimension="x" chart:name="primary-x" chart:style-name="ch4" chartooo:axis-type="auto">
            <chartooo:date-scale/>
            <chart:categories table:cell-range-address="Sheet1.A66:Sheet1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6:Sheet1.B82" chart:label-cell-address="Sheet1.B65:Sheet1.B65" chart:class="chart:bar">
            <chart:data-point chart:repeated="17"/>
          </chart:series>
          <chart:series chart:style-name="ch8" chart:values-cell-range-address="Sheet1.C66:Sheet1.C82" chart:label-cell-address="Sheet1.C65:Sheet1.C65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 blocs (Graph)</text:p>
                <draw:g>
                  <svg:desc>Sheet1.B65:Sheet1.B65</svg:desc>
                </draw:g>
              </table:table-cell>
              <table:table-cell office:value-type="string">
                <text:p>Basic blocs (Compute)</text:p>
                <draw:g>
                  <svg:desc>Sheet1.C65:Sheet1.C65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66:Sheet1.A82</svg:desc>
                </draw:g>
              </table:table-cell>
              <table:table-cell office:value-type="float" office:value="12164">
                <text:p>12164</text:p>
                <draw:g>
                  <svg:desc>Sheet1.B66:Sheet1.B82</svg:desc>
                </draw:g>
              </table:table-cell>
              <table:table-cell office:value-type="float" office:value="40010">
                <text:p>40010</text:p>
                <draw:g>
                  <svg:desc>Sheet1.C66:Sheet1.C8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70">
                <text:p>10470</text:p>
              </table:table-cell>
              <table:table-cell office:value-type="float" office:value="38180">
                <text:p>3818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2802">
                <text:p>12802</text:p>
              </table:table-cell>
              <table:table-cell office:value-type="float" office:value="39094">
                <text:p>390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137">
                <text:p>10137</text:p>
              </table:table-cell>
              <table:table-cell office:value-type="float" office:value="35882">
                <text:p>3588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1134">
                <text:p>11134</text:p>
              </table:table-cell>
              <table:table-cell office:value-type="float" office:value="36817">
                <text:p>368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60">
                <text:p>10360</text:p>
              </table:table-cell>
              <table:table-cell office:value-type="float" office:value="36287">
                <text:p>3628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270">
                <text:p>9270</text:p>
              </table:table-cell>
              <table:table-cell office:value-type="float" office:value="35794">
                <text:p>3579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119">
                <text:p>11119</text:p>
              </table:table-cell>
              <table:table-cell office:value-type="float" office:value="36899">
                <text:p>368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124">
                <text:p>10124</text:p>
              </table:table-cell>
              <table:table-cell office:value-type="float" office:value="36869">
                <text:p>3686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125">
                <text:p>11125</text:p>
              </table:table-cell>
              <table:table-cell office:value-type="float" office:value="36818">
                <text:p>3681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1500">
                <text:p>11500</text:p>
              </table:table-cell>
              <table:table-cell office:value-type="float" office:value="38710">
                <text:p>3871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9525">
                <text:p>9525</text:p>
              </table:table-cell>
              <table:table-cell office:value-type="float" office:value="36844">
                <text:p>3684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8944">
                <text:p>8944</text:p>
              </table:table-cell>
              <table:table-cell office:value-type="float" office:value="36777">
                <text:p>3677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396">
                <text:p>11396</text:p>
              </table:table-cell>
              <table:table-cell office:value-type="float" office:value="37434">
                <text:p>3743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211">
                <text:p>10211</text:p>
              </table:table-cell>
              <table:table-cell office:value-type="float" office:value="36133">
                <text:p>361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1048">
                <text:p>11048</text:p>
              </table:table-cell>
              <table:table-cell office:value-type="float" office:value="36694">
                <text:p>3669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9533">
                <text:p>9533</text:p>
              </table:table-cell>
              <table:table-cell office:value-type="float" office:value="35545">
                <text:p>35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94cm" svg:y="3.753cm" style:legend-expansion="high" chart:style-name="ch2"/>
        <chart:plot-area chart:style-name="ch3" table:cell-range-address="Sheet1.A86:Sheet1.C103" chart:data-source-has-labels="both" svg:x="0.32cm" svg:y="0.18cm" svg:width="10.054cm" svg:height="8.64cm">
          <chartooo:coordinate-region svg:x="2.423cm" svg:y="0.18cm" svg:width="7.951cm" svg:height="7.387cm"/>
          <chart:axis chart:dimension="x" chart:name="primary-x" chart:style-name="ch4" chartooo:axis-type="auto">
            <chartooo:date-scale/>
            <chart:categories table:cell-range-address="Sheet1.A87:Sheet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7:Sheet1.B103" chart:label-cell-address="Sheet1.B86:Sheet1.B86" chart:class="chart:bar">
            <chart:data-point chart:repeated="17"/>
          </chart:series>
          <chart:series chart:style-name="ch8" chart:values-cell-range-address="Sheet1.C87:Sheet1.C103" chart:label-cell-address="Sheet1.C86:Sheet1.C86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 blocs executed (Graph)</text:p>
                <draw:g>
                  <svg:desc>Sheet1.B86:Sheet1.B86</svg:desc>
                </draw:g>
              </table:table-cell>
              <table:table-cell office:value-type="string">
                <text:p>Basic blocs executed (Compute)</text:p>
                <draw:g>
                  <svg:desc>Sheet1.C86:Sheet1.C86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87:Sheet1.A103</svg:desc>
                </draw:g>
              </table:table-cell>
              <table:table-cell office:value-type="float" office:value="2333124">
                <text:p>2333124</text:p>
                <draw:g>
                  <svg:desc>Sheet1.B87:Sheet1.B103</svg:desc>
                </draw:g>
              </table:table-cell>
              <table:table-cell office:value-type="float" office:value="1808139055">
                <text:p>1808139055</text:p>
                <draw:g>
                  <svg:desc>Sheet1.C87:Sheet1.C10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0007">
                <text:p>1250007</text:p>
              </table:table-cell>
              <table:table-cell office:value-type="float" office:value="1544855802">
                <text:p>154485580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8786">
                <text:p>1398786</text:p>
              </table:table-cell>
              <table:table-cell office:value-type="float" office:value="927623431">
                <text:p>9276234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41010">
                <text:p>1141010</text:p>
              </table:table-cell>
              <table:table-cell office:value-type="float" office:value="819297258">
                <text:p>81929725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60898">
                <text:p>860898</text:p>
              </table:table-cell>
              <table:table-cell office:value-type="float" office:value="834381622">
                <text:p>83438162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90967">
                <text:p>1190967</text:p>
              </table:table-cell>
              <table:table-cell office:value-type="float" office:value="723244028">
                <text:p>72324402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55424">
                <text:p>755424</text:p>
              </table:table-cell>
              <table:table-cell office:value-type="float" office:value="732693353">
                <text:p>73269335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87842">
                <text:p>887842</text:p>
              </table:table-cell>
              <table:table-cell office:value-type="float" office:value="708619575">
                <text:p>70861957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97171">
                <text:p>897171</text:p>
              </table:table-cell>
              <table:table-cell office:value-type="float" office:value="727778326">
                <text:p>7277783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04526">
                <text:p>904526</text:p>
              </table:table-cell>
              <table:table-cell office:value-type="float" office:value="758784054">
                <text:p>75878405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816845">
                <text:p>816845</text:p>
              </table:table-cell>
              <table:table-cell office:value-type="float" office:value="691898423">
                <text:p>691898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40890">
                <text:p>640890</text:p>
              </table:table-cell>
              <table:table-cell office:value-type="float" office:value="699744433">
                <text:p>6997444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32571">
                <text:p>632571</text:p>
              </table:table-cell>
              <table:table-cell office:value-type="float" office:value="696564941">
                <text:p>69656494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00961">
                <text:p>800961</text:p>
              </table:table-cell>
              <table:table-cell office:value-type="float" office:value="690785472">
                <text:p>69078547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967983">
                <text:p>967983</text:p>
              </table:table-cell>
              <table:table-cell office:value-type="float" office:value="687382711">
                <text:p>68738271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38331">
                <text:p>738331</text:p>
              </table:table-cell>
              <table:table-cell office:value-type="float" office:value="688375320">
                <text:p>68837532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00457">
                <text:p>700457</text:p>
              </table:table-cell>
              <table:table-cell office:value-type="float" office:value="697392962">
                <text:p>697392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23cm" svg:y="3.952cm" style:legend-expansion="high" chart:style-name="ch2"/>
        <chart:plot-area chart:style-name="ch3" table:cell-range-address="Sheet1.A107:Sheet1.C124" chart:data-source-has-labels="both" svg:x="0.32cm" svg:y="0.18cm" svg:width="11.483cm" svg:height="8.64cm">
          <chartooo:coordinate-region svg:x="1.497cm" svg:y="0.18cm" svg:width="10.306cm" svg:height="7.387cm"/>
          <chart:axis chart:dimension="x" chart:name="primary-x" chart:style-name="ch4" chartooo:axis-type="auto">
            <chartooo:date-scale/>
            <chart:categories table:cell-range-address="Sheet1.A108:Sheet1.A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8:Sheet1.B124" chart:label-cell-address="Sheet1.B107:Sheet1.B107" chart:class="chart:bar">
            <chart:data-point chart:repeated="17"/>
          </chart:series>
          <chart:series chart:style-name="ch8" chart:values-cell-range-address="Sheet1.C108:Sheet1.C124" chart:label-cell-address="Sheet1.C107:Sheet1.C10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 sites (Graph)</text:p>
                <draw:g>
                  <svg:desc>Sheet1.B107:Sheet1.B107</svg:desc>
                </draw:g>
              </table:table-cell>
              <table:table-cell office:value-type="string">
                <text:p>Call sites (Compute)</text:p>
                <draw:g>
                  <svg:desc>Sheet1.C107:Sheet1.C107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08:Sheet1.A124</svg:desc>
                </draw:g>
              </table:table-cell>
              <table:table-cell office:value-type="float" office:value="2574">
                <text:p>2574</text:p>
                <draw:g>
                  <svg:desc>Sheet1.B108:Sheet1.B124</svg:desc>
                </draw:g>
              </table:table-cell>
              <table:table-cell office:value-type="float" office:value="9980">
                <text:p>9980</text:p>
                <draw:g>
                  <svg:desc>Sheet1.C108:Sheet1.C12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96">
                <text:p>2096</text:p>
              </table:table-cell>
              <table:table-cell office:value-type="float" office:value="9047">
                <text:p>90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03">
                <text:p>2603</text:p>
              </table:table-cell>
              <table:table-cell office:value-type="float" office:value="9258">
                <text:p>92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67">
                <text:p>1967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200">
                <text:p>2200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30">
                <text:p>2030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702">
                <text:p>1702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28">
                <text:p>2228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950">
                <text:p>1950</text:p>
              </table:table-cell>
              <table:table-cell office:value-type="float" office:value="8719">
                <text:p>87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97">
                <text:p>2197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261">
                <text:p>2261</text:p>
              </table:table-cell>
              <table:table-cell office:value-type="float" office:value="9059">
                <text:p>90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03">
                <text:p>1803</text:p>
              </table:table-cell>
              <table:table-cell office:value-type="float" office:value="8671">
                <text:p>867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631">
                <text:p>1631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190">
                <text:p>2190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968">
                <text:p>1968</text:p>
              </table:table-cell>
              <table:table-cell office:value-type="float" office:value="8573">
                <text:p>857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60">
                <text:p>2160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751">
                <text:p>1751</text:p>
              </table:table-cell>
              <table:table-cell office:value-type="float" office:value="8254">
                <text:p>82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